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1c4b" officeooo:paragraph-rsid="00061c4b"/>
    </style:style>
    <style:style style:name="P2" style:family="paragraph" style:parent-style-name="Standard">
      <style:paragraph-properties fo:text-align="center" style:justify-single-word="false"/>
      <style:text-properties officeooo:rsid="00061c4b" officeooo:paragraph-rsid="00061c4b"/>
    </style:style>
    <style:style style:name="P3" style:family="paragraph" style:parent-style-name="Standard">
      <style:paragraph-properties fo:line-height="135%" fo:text-align="start" style:justify-single-word="false"/>
    </style:style>
    <style:style style:name="P4" style:family="paragraph" style:parent-style-name="Standard">
      <style:paragraph-properties fo:line-height="135%" fo:text-align="start" style:justify-single-word="false"/>
      <style:text-properties officeooo:paragraph-rsid="00061c4b"/>
    </style:style>
    <style:style style:name="P5" style:family="paragraph" style:parent-style-name="Standard">
      <style:paragraph-properties fo:line-height="135%"/>
      <style:text-properties officeooo:paragraph-rsid="00061c4b"/>
    </style:style>
    <style:style style:name="P6" style:family="paragraph" style:parent-style-name="Standard">
      <style:text-properties officeooo:rsid="00080128" officeooo:paragraph-rsid="00080128"/>
    </style:style>
    <style:style style:name="P7" style:family="paragraph" style:parent-style-name="Standard">
      <style:text-properties officeooo:rsid="00080128" officeooo:paragraph-rsid="000ceb5a"/>
    </style:style>
    <style:style style:name="P8" style:family="paragraph" style:parent-style-name="Standard">
      <style:text-properties officeooo:paragraph-rsid="000ceb5a"/>
    </style:style>
    <style:style style:name="P9" style:family="paragraph" style:parent-style-name="Standard">
      <style:text-properties officeooo:paragraph-rsid="000d2131"/>
    </style:style>
    <style:style style:name="P10" style:family="paragraph" style:parent-style-name="Standard">
      <style:text-properties officeooo:rsid="00061c4b" officeooo:paragraph-rsid="00061c4b"/>
    </style:style>
    <style:style style:name="P11" style:family="paragraph" style:parent-style-name="Standard">
      <style:text-properties officeooo:paragraph-rsid="0014e6e7"/>
    </style:style>
    <style:style style:name="P12" style:family="paragraph" style:parent-style-name="Standard">
      <style:text-properties officeooo:paragraph-rsid="000ceb5a"/>
    </style:style>
    <style:style style:name="P13" style:family="paragraph" style:parent-style-name="Standard">
      <style:text-properties officeooo:paragraph-rsid="001807c8"/>
    </style:style>
    <style:style style:name="T1" style:family="text">
      <style:text-properties officeooo:rsid="00061c4b"/>
    </style:style>
    <style:style style:name="T2" style:family="text">
      <style:text-properties fo:font-style="italic"/>
    </style:style>
    <style:style style:name="T3" style:family="text">
      <style:text-properties officeooo:rsid="00062cfc"/>
    </style:style>
    <style:style style:name="T4" style:family="text">
      <style:text-properties officeooo:rsid="00080128"/>
    </style:style>
    <style:style style:name="T5" style:family="text">
      <style:text-properties officeooo:rsid="0008b97a"/>
    </style:style>
    <style:style style:name="T6" style:family="text">
      <style:text-properties officeooo:rsid="000a0fda"/>
    </style:style>
    <style:style style:name="T7" style:family="text">
      <style:text-properties officeooo:rsid="000a547e"/>
    </style:style>
    <style:style style:name="T8" style:family="text">
      <style:text-properties officeooo:rsid="000b6ffd"/>
    </style:style>
    <style:style style:name="T9" style:family="text">
      <style:text-properties officeooo:rsid="000c3c2b"/>
    </style:style>
    <style:style style:name="T10" style:family="text">
      <style:text-properties officeooo:rsid="000ceb5a"/>
    </style:style>
    <style:style style:name="T11" style:family="text">
      <style:text-properties officeooo:rsid="000d2131"/>
    </style:style>
    <style:style style:name="T12" style:family="text">
      <style:text-properties officeooo:rsid="00134949"/>
    </style:style>
    <style:style style:name="T13" style:family="text">
      <style:text-properties officeooo:rsid="0014e6e7"/>
    </style:style>
    <style:style style:name="T14" style:family="text">
      <style:text-properties fo:font-size="12pt" officeooo:rsid="0007fff7" style:font-size-asian="12pt" style:font-size-complex="12pt"/>
    </style:style>
    <style:style style:name="T15" style:family="text">
      <style:text-properties fo:font-size="12pt" officeooo:rsid="0014e6e7" style:font-size-asian="12pt" style:font-size-complex="12pt"/>
    </style:style>
    <style:style style:name="T16" style:family="text">
      <style:text-properties officeooo:rsid="00165332"/>
    </style:style>
    <style:style style:name="T17" style:family="text">
      <style:text-properties officeooo:rsid="001807c8"/>
    </style:style>
    <style:style style:name="T18" style:family="text">
      <style:text-properties officeooo:rsid="00189395"/>
    </style:style>
    <style:style style:name="T19" style:family="text">
      <style:text-properties officeooo:rsid="0019cb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Insights into </text:span>Geologic <text:span text:style-name="T3">Ca</text:span>rbon <text:span text:style-name="T3">S</text:span>torage</text:p>
      <text:p text:style-name="Standard"/>
      <text:p text:style-name="P6">Geologic carbon storage (GCS) is increasingly recognized as a vital technology to reduce greenhouse gas emissions and mitigate climate change. This summary explore three papers <text:span text:style-name="T5">that analyze the challenges and application prospects of geologic carbon storage from different perspectives. </text:span>The first paper emphasizes <text:span text:style-name="T6">the c</text:span>haracteristics of CO2 <text:s/>storage site <text:span text:style-name="T6">and technical feasibility of several storage options</text:span>. <text:span text:style-name="T5">T</text:span>he second paper focuses on how geological surveys are used to find and evaluate potential storage sites <text:span text:style-name="T6">and t</text:span>he third paper highlights the importance of risk and uncertainty assessment in GCS projects.</text:p>
      <text:p text:style-name="P6"/>
      <text:p text:style-name="P9"><text:span text:style-name="T7">Study (1) reveal that </text:span><text:span text:style-name="T4">GCS builds on well-established geological principles long used in the oil and gas industry. Effective storage requires three key geological features: a porous rock layer to hold CO₂, a sealing layer above it to prevent leakage, and a stable structure to trap the gas, </text:span><text:span text:style-name="T8">similar to naturally trap petroleum. Subsequently, five methods of GCS, including </text:span><text:span text:style-name="T4">storage in depleted oil and gas fields, use of CO₂ for enhanced oil recovery (EOR), injection into deep saline aquifers, storage in unmineable coal seams, and </text:span><text:span text:style-name="T8">carbon mineralization, are proven effective in multiple </text:span><text:span text:style-name="T11">pilot </text:span><text:span text:style-name="T8">projects </text:span><text:span text:style-name="T9">around the world. Another research (2) </text:span><text:span text:style-name="T10">conducts extensive geological surveys to evaluate the storage site’s capacity, porosity, and permeability before injection and employs seismic monitoring techniques to ensure the injected CO2 remained securely stored underground. The key findings suggest that g</text:span><text:span text:style-name="T9">eological formations such as deep saline aquifers, depleted oil and gas reservoirs, and unmineable coal seams are suitable for carbon storage. </text:span></text:p>
      <text:p text:style-name="P8"/>
      <text:p text:style-name="P11">However, identifying suitable sites is not straightforward. <text:span text:style-name="T12">Study (1) highlights carbon storage projects requires characterization and monitoring of storage performance. Besides collecting data during the site characterization stage, long-term monitoring should be carried out to ensure that the leakage of <text:s/></text:span><text:span text:style-name="T4">CO₂ </text:span><text:span text:style-name="T13">is within the allowable range. Additionally, research (2) suggests that subsurface geology can vary widely, and in many regions, data are sparse. Misinterpreting geological data could lead to poor site selection and increased risks. To address these challenges, research (2) points out that the future direction is </text:span><text:span text:style-name="T14">the development of new survey techniques </text:span><text:span text:style-name="T15">and </text:span><text:span text:style-name="T14">the use of advanced technologies, such as machine learning and artificial intelligence </text:span><text:span text:style-name="T13">to analyze large datasets and develop more accurate geological models. </text:span></text:p>
      <text:p text:style-name="P8"/>
      <text:p text:style-name="P13">Beyond site characterization, risk and uncertainty management remains a central challenge. <text:s/><text:span text:style-name="T16">According to study </text:span><text:span text:style-name="T17">(1) and </text:span><text:span text:style-name="T16">(3), u</text:span>ncertainties about long-term injectivity, storage capacity, and seal performance continue to limit confidence in large-scale deployment. <text:span text:style-name="T16">E</text:span>ven if CO₂ can be injected successfully, scientists must predict how it will move underground, ensure that it stays trapped, and evaluate the possibility of leakage or induced seismic activity. <text:span text:style-name="T17">Although s</text:span>ophisticated numerical simulations and quantitative risk assessment models supported by AI and growing computing powe<text:span text:style-name="T19">r </text:span>are helping researchers evaluate potential risks more accurately, they require detailed site-specific information that is often incomplete or difficult to share across institutions.</text:p>
      <text:p text:style-name="P8"/>
      <text:p text:style-name="P8">In conclusion, <text:span text:style-name="T18">all these studies (1-3) demonstrate that </text:span>geologic carbon storage represents a technically sound and globally scalable pathway for reducing CO₂ emissions. The geological foundation is strong <text:span text:style-name="T19">and </text:span>the methods are proven in principle. <text:span text:style-name="T11">However, few large-scale commercial operations exist. Overcoming challenges will require continued research, transparent data sharing, and sustained policy support to make GCS a reliable pillar of carbon management worldwide.</text:span></text:p>
      <text:p text:style-name="P7"/>
      <text:p text:style-name="P7"/>
      <text:p text:style-name="P6"/>
      <text:p text:style-name="P6"/>
      <text:p text:style-name="P6"/>
      <text:p text:style-name="Standard"/>
      <text:p text:style-name="Text_20_body"><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Reference</text:p>
      <text:p text:style-name="P4">[<text:span text:style-name="T1">1</text:span>] M. Albertz, S. A. Stewart, and R. Goteti, “Perspectives on geologic carbon storage,” <text:span text:style-name="T2">Front. Energy Res.</text:span>, vol. 10, p. 1071735, Apr. 2023, doi: <text:a xlink:type="simple" xlink:href="https://doi.org/10.3389/fenrg.2022.1071735" text:style-name="Internet_20_link" text:visited-style-name="Visited_20_Internet_20_Link">10.3389/fenrg.2022.1071735</text:a>.</text:p>
      <text:p text:style-name="P5">[2] Oloruntosin Tolulope Joel and Vincent Ugochukwu Oguanobi, “Geological survey techniques and carbon storage: Optimizing renewable energy site selection and carbon sequestration,” <text:span text:style-name="T2">Open Access Res. J. Sci. Technol.</text:span>, vol. 11, no. 1, pp. 039–051, May 2024, doi: <text:a xlink:type="simple" xlink:href="https://doi.org/10.53022/oarjst.2024.11.1.0054" text:style-name="Internet_20_link" text:visited-style-name="Visited_20_Internet_20_Link">10.53022/oarjst.2024.11.1.0054</text:a>.</text:p>
      <text:p text:style-name="P4">[<text:span text:style-name="T1">3</text:span>] T. Xiao <text:span text:style-name="T2">et al.</text:span>, “A review of risk and uncertainty assessment for geologic carbon storage,” <text:span text:style-name="T2">Renewable and Sustainable Energy Reviews</text:span>, vol. 189, p. 113945, Jan. 2024, doi: <text:a xlink:type="simple" xlink:href="https://doi.org/10.1016/j.rser.2023.113945" text:style-name="Internet_20_link" text:visited-style-name="Visited_20_Internet_20_Link">10.1016/j.rser.2023.113945</text:a>.</text:p>
      <text:p text:style-name="P5"/>
      <text:p text:style-name="P3"/>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06T15:06:48.312175950</meta:creation-date>
    <dc:date>2025-10-06T20:23:06.829123448</dc:date>
    <meta:editing-duration>PT43M8S</meta:editing-duration>
    <meta:editing-cycles>3</meta:editing-cycles>
    <meta:generator>LibreOffice/6.4.7.2$Linux_X86_64 LibreOffice_project/40$Build-2</meta:generator>
    <meta:document-statistic meta:table-count="0" meta:image-count="0" meta:object-count="0" meta:page-count="2" meta:paragraph-count="10" meta:word-count="631" meta:character-count="4436" meta:non-whitespace-character-count="3817"/>
  </office:meta>
</office:document-meta>
</file>